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rChartGui.create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rChart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rChartGui.modifyTestElement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rChartGui.BarChart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rChart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BarChart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rChartGui.configure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